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T1" style:family="text">
      <style:text-properties officeooo:rsid="001d47a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st Plan for Number Conversion SOAP API</text:span></text:p>
      <text:p text:style-name="Text_20_body"><text:span text:style-name="Strong_20_Emphasis">Created by:</text:span> <text:span text:style-name="T1">Premala[atb 10x]</text:span></text:p>
      <text:p text:style-name="Horizontal_20_Line"/>
      <text:h text:style-name="Heading_20_3" text:outline-level="3"><text:span text:style-name="Strong_20_Emphasis">1. Objective</text:span></text:h>
      <text:p text:style-name="Text_20_body">This document outlines the test plan for the Number Conversion SOAP API. The objective is to ensure that all features and functionalities work as expected for the target audience, API consumers who require number-to-word conversion services.</text:p>
      <text:h text:style-name="Heading_20_3" text:outline-level="3"><text:span text:style-name="Strong_20_Emphasis">2. Scope</text:span></text:h>
      <text:p text:style-name="Text_20_body">The scope of this test plan includes:</text:p>
      <text:list xml:id="list3622753203" text:style-name="L1">
        <text:list-item>
          <text:p text:style-name="P1"><text:span text:style-name="Strong_20_Emphasis">Features to be tested:</text:span></text:p>
          <text:list>
            <text:list-item>
              <text:p text:style-name="P1">Processing numeric input and returning word representation.</text:p>
            </text:list-item>
            <text:list-item>
              <text:p text:style-name="P1">Handling various numeric ranges and invalid inputs.</text:p>
            </text:list-item>
            <text:list-item>
              <text:p text:style-name="P1">Response format validation (XML structure).</text:p>
            </text:list-item>
            <text:list-item>
              <text:p text:style-name="P1">Error handling and response codes.</text:p>
            </text:list-item>
          </text:list>
        </text:list-item>
        <text:list-item>
          <text:p text:style-name="P1"><text:span text:style-name="Strong_20_Emphasis">Types of testing:</text:span></text:p>
          <text:list>
            <text:list-item>
              <text:p text:style-name="P1">Manual testing, automated testing, performance testing, and security testing.</text:p>
            </text:list-item>
          </text:list>
        </text:list-item>
        <text:list-item>
          <text:p text:style-name="P1"><text:span text:style-name="Strong_20_Emphasis">Environments:</text:span></text:p>
          <text:list>
            <text:list-item>
              <text:p text:style-name="P1">Different operating systems (Windows, macOS, Linux).</text:p>
            </text:list-item>
            <text:list-item>
              <text:p text:style-name="P1">Various network conditions (Wi-Fi, cellular, wired connections).</text:p>
            </text:list-item>
            <text:list-item>
              <text:p text:style-name="P1">Supported browsers for API testing tools (Postman, SOAP UI, cURL, etc.).</text:p>
            </text:list-item>
          </text:list>
        </text:list-item>
        <text:list-item>
          <text:p text:style-name="P1"><text:span text:style-name="Strong_20_Emphasis">Evaluation criteria:</text:span></text:p>
          <text:list>
            <text:list-item>
              <text:p text:style-name="P1">Number of defects found.</text:p>
            </text:list-item>
            <text:list-item>
              <text:p text:style-name="P1">Time taken to complete testing.</text:p>
            </text:list-item>
            <text:list-item>
              <text:p text:style-name="P1">Compliance with API specifications.</text:p>
            </text:list-item>
          </text:list>
        </text:list-item>
        <text:list-item>
          <text:p text:style-name="P1"><text:span text:style-name="Strong_20_Emphasis">Team roles and responsibilities:</text:span></text:p>
          <text:list>
            <text:list-item>
              <text:p text:style-name="P1"><text:span text:style-name="Strong_20_Emphasis">Test Lead:</text:span> Oversees testing activities.</text:p>
            </text:list-item>
            <text:list-item>
              <text:p text:style-name="P1"><text:span text:style-name="Strong_20_Emphasis">Testers:</text:span> Execute test cases and report defects.</text:p>
            </text:list-item>
            <text:list-item>
              <text:p text:style-name="P1"><text:span text:style-name="Strong_20_Emphasis">Developers:</text:span> Fix reported issues.</text:p>
            </text:list-item>
            <text:list-item>
              <text:p text:style-name="P1"><text:span text:style-name="Strong_20_Emphasis">Stakeholders:</text:span> Review test results.</text:p>
            </text:list-item>
          </text:list>
        </text:list-item>
      </text:list>
      <text:h text:style-name="Heading_20_3" text:outline-level="3"><text:span text:style-name="Strong_20_Emphasis">3. Inclusions</text:span></text:h>
      <text:list xml:id="list317773648" text:style-name="L2">
        <text:list-item>
          <text:p text:style-name="P2"><text:span text:style-name="Strong_20_Emphasis">Introduction:</text:span> Provides an overview of the test plan, including purpose, scope, and goals.</text:p>
        </text:list-item>
        <text:list-item>
          <text:p text:style-name="P2"><text:soft-page-break/><text:span text:style-name="Strong_20_Emphasis">Test Objectives:</text:span> Ensure functional correctness, performance optimization, and usability improvements.</text:p>
        </text:list-item>
      </text:list>
      <text:h text:style-name="Heading_20_3" text:outline-level="3"><text:span text:style-name="Strong_20_Emphasis">4. Exclusions</text:span></text:h>
      <text:list xml:id="list764321621" text:style-name="L3">
        <text:list-item>
          <text:p text:style-name="P3">UI testing (since this is a backend API service).</text:p>
        </text:list-item>
        <text:list-item>
          <text:p text:style-name="P3">Non-functional attributes such as GUI responsiveness.</text:p>
        </text:list-item>
      </text:list>
      <text:h text:style-name="Heading_20_3" text:outline-level="3"><text:span text:style-name="Strong_20_Emphasis">5. Test Environments</text:span></text:h>
      <text:list xml:id="list3156257755" text:style-name="L4">
        <text:list-item>
          <text:p text:style-name="P4"><text:span text:style-name="Strong_20_Emphasis">Operating Systems:</text:span> Windows 10, macOS, Linux.</text:p>
        </text:list-item>
        <text:list-item>
          <text:p text:style-name="P4"><text:span text:style-name="Strong_20_Emphasis">Browsers:</text:span> Google Chrome, Mozilla Firefox, Microsoft Edge (for API testing tools compatibility).</text:p>
        </text:list-item>
        <text:list-item>
          <text:p text:style-name="P4"><text:span text:style-name="Strong_20_Emphasis">Network Connectivity:</text:span> Wi-Fi, cellular, wired connections.</text:p>
        </text:list-item>
        <text:list-item>
          <text:p text:style-name="P4"><text:span text:style-name="Strong_20_Emphasis">Security Protocols:</text:span> Authentication mechanisms, if applicable.</text:p>
        </text:list-item>
        <text:list-item>
          <text:p text:style-name="P4"><text:span text:style-name="Strong_20_Emphasis">Access Permissions:</text:span> Tester and developer roles.</text:p>
        </text:list-item>
      </text:list>
      <text:h text:style-name="Heading_20_3" text:outline-level="3"><text:span text:style-name="Strong_20_Emphasis">6. Defect Reporting Procedure</text:span></text:h>
      <text:list xml:id="list3922200888" text:style-name="L5">
        <text:list-item>
          <text:p text:style-name="P5"><text:span text:style-name="Strong_20_Emphasis">Criteria for defects:</text:span></text:p>
          <text:list>
            <text:list-item>
              <text:p text:style-name="P5">Deviation from expected output.</text:p>
            </text:list-item>
            <text:list-item>
              <text:p text:style-name="P5">Incorrect error handling.</text:p>
            </text:list-item>
            <text:list-item>
              <text:p text:style-name="P5">Unexpected API failures.</text:p>
            </text:list-item>
          </text:list>
        </text:list-item>
        <text:list-item>
          <text:p text:style-name="P5"><text:span text:style-name="Strong_20_Emphasis">Reporting steps:</text:span></text:p>
          <text:list>
            <text:list-item>
              <text:p text:style-name="P5">Use a designated template.</text:p>
            </text:list-item>
            <text:list-item>
              <text:p text:style-name="P5">Provide detailed reproduction steps.</text:p>
            </text:list-item>
            <text:list-item>
              <text:p text:style-name="P5">Attach screenshots/logs where applicable.</text:p>
            </text:list-item>
          </text:list>
        </text:list-item>
        <text:list-item>
          <text:p text:style-name="P5"><text:span text:style-name="Strong_20_Emphasis">Triage &amp; Prioritization:</text:span></text:p>
          <text:list>
            <text:list-item>
              <text:p text:style-name="P5"><text:span text:style-name="Strong_20_Emphasis">Critical:</text:span> API fails to return a response.</text:p>
            </text:list-item>
            <text:list-item>
              <text:p text:style-name="P5"><text:span text:style-name="Strong_20_Emphasis">High:</text:span> Incorrect conversion of numbers.</text:p>
            </text:list-item>
            <text:list-item>
              <text:p text:style-name="P5"><text:span text:style-name="Strong_20_Emphasis">Medium:</text:span> Performance issues.</text:p>
            </text:list-item>
            <text:list-item>
              <text:p text:style-name="P5"><text:span text:style-name="Strong_20_Emphasis">Low:</text:span> Minor inconsistencies.</text:p>
            </text:list-item>
          </text:list>
        </text:list-item>
      </text:list>
      <text:h text:style-name="Heading_20_3" text:outline-level="3"><text:span text:style-name="Strong_20_Emphasis">7. Test Strategy</text:span></text:h>
      <text:h text:style-name="Heading_20_4" text:outline-level="4"><text:span text:style-name="Strong_20_Emphasis">Step 1: Test Scenarios and Test Case Creation</text:span></text:h>
      <text:list xml:id="list2440257518" text:style-name="L6">
        <text:list-item>
          <text:p text:style-name="P6"><text:span text:style-name="Strong_20_Emphasis">Techniques:</text:span></text:p>
          <text:list>
            <text:list-item>
              <text:p text:style-name="P6">Equivalence Class Partitioning</text:p>
            </text:list-item>
            <text:list-item>
              <text:p text:style-name="P6">Boundary Value Analysis</text:p>
            </text:list-item>
            <text:list-item>
              <text:p text:style-name="P6"><text:soft-page-break/>Error Guessing</text:p>
            </text:list-item>
            <text:list-item>
              <text:p text:style-name="P6">Exploratory Testing</text:p>
            </text:list-item>
          </text:list>
        </text:list-item>
      </text:list>
      <text:h text:style-name="Heading_20_4" text:outline-level="4"><text:span text:style-name="Strong_20_Emphasis">Step 2: Testing Procedure</text:span></text:h>
      <text:list xml:id="list2938233735" text:style-name="L7">
        <text:list-item>
          <text:p text:style-name="P7"><text:span text:style-name="Strong_20_Emphasis">Smoke Testing:</text:span> Verify API is responsive.</text:p>
        </text:list-item>
        <text:list-item>
          <text:p text:style-name="P7"><text:span text:style-name="Strong_20_Emphasis">Functional Testing:</text:span> Validate expected number-to-word conversions.</text:p>
        </text:list-item>
        <text:list-item>
          <text:p text:style-name="P7"><text:span text:style-name="Strong_20_Emphasis">Negative Testing:</text:span> Provide invalid inputs to check error handling.</text:p>
        </text:list-item>
        <text:list-item>
          <text:p text:style-name="P7"><text:span text:style-name="Strong_20_Emphasis">Performance Testing:</text:span> Validate response time under load.</text:p>
        </text:list-item>
      </text:list>
      <text:h text:style-name="Heading_20_4" text:outline-level="4"><text:span text:style-name="Strong_20_Emphasis">Step 3: Best Practices</text:span></text:h>
      <text:list xml:id="list894523305" text:style-name="L8">
        <text:list-item>
          <text:p text:style-name="P8"><text:span text:style-name="Strong_20_Emphasis">Shift Left Testing:</text:span> Start early in the development cycle.</text:p>
        </text:list-item>
        <text:list-item>
          <text:p text:style-name="P8"><text:span text:style-name="Strong_20_Emphasis">End-to-End Testing:</text:span> Validate API within integrated environments.</text:p>
        </text:list-item>
      </text:list>
      <text:h text:style-name="Heading_20_3" text:outline-level="3"><text:span text:style-name="Strong_20_Emphasis">8. Test Schedule</text:span></text:h>
      <text:list xml:id="list2129250059" text:style-name="L9">
        <text:list-item>
          <text:p text:style-name="P9"><text:span text:style-name="Strong_20_Emphasis">Test Plan Preparation:</text:span> [Start Date] - [End Date]</text:p>
        </text:list-item>
        <text:list-item>
          <text:p text:style-name="P9"><text:span text:style-name="Strong_20_Emphasis">Test Case Development:</text:span> [Start Date] - [End Date]</text:p>
        </text:list-item>
        <text:list-item>
          <text:p text:style-name="P9"><text:span text:style-name="Strong_20_Emphasis">Test Execution:</text:span> [Start Date] - [End Date]</text:p>
        </text:list-item>
        <text:list-item>
          <text:p text:style-name="P9"><text:span text:style-name="Strong_20_Emphasis">Defect Reporting &amp; Fixing:</text:span> Continuous</text:p>
        </text:list-item>
        <text:list-item>
          <text:p text:style-name="P9"><text:span text:style-name="Strong_20_Emphasis">Test Closure:</text:span> [End Date]</text:p>
        </text:list-item>
      </text:list>
      <text:h text:style-name="Heading_20_3" text:outline-level="3"><text:span text:style-name="Strong_20_Emphasis">9. Test Deliverables</text:span></text:h>
      <text:list xml:id="list1217478896" text:style-name="L10">
        <text:list-item>
          <text:p text:style-name="P10">Test Plan Document</text:p>
        </text:list-item>
        <text:list-item>
          <text:p text:style-name="P10">Test Cases</text:p>
        </text:list-item>
        <text:list-item>
          <text:p text:style-name="P10">Defect Reports</text:p>
        </text:list-item>
        <text:list-item>
          <text:p text:style-name="P10">Test Summary Report</text:p>
        </text:list-item>
      </text:list>
      <text:h text:style-name="Heading_20_3" text:outline-level="3"><text:span text:style-name="Strong_20_Emphasis">10. Entry and Exit Criteria</text:span></text:h>
      <text:h text:style-name="Heading_20_4" text:outline-level="4"><text:span text:style-name="Strong_20_Emphasis">Requirement Analysis</text:span></text:h>
      <text:list xml:id="list1865414024" text:style-name="L11">
        <text:list-item>
          <text:p text:style-name="P11"><text:span text:style-name="Strong_20_Emphasis">Entry:</text:span> Requirement documents available.</text:p>
        </text:list-item>
        <text:list-item>
          <text:p text:style-name="P11"><text:span text:style-name="Strong_20_Emphasis">Exit:</text:span> Requirements clarified and documented.</text:p>
        </text:list-item>
      </text:list>
      <text:h text:style-name="Heading_20_4" text:outline-level="4"><text:span text:style-name="Strong_20_Emphasis">Test Execution</text:span></text:h>
      <text:list xml:id="list3888890482" text:style-name="L12">
        <text:list-item>
          <text:p text:style-name="P12"><text:span text:style-name="Strong_20_Emphasis">Entry:</text:span> Signed-off test cases and test data.</text:p>
        </text:list-item>
        <text:list-item>
          <text:p text:style-name="P12"><text:span text:style-name="Strong_20_Emphasis">Exit:</text:span> Test case execution completed, defect reports available.</text:p>
        </text:list-item>
      </text:list>
      <text:h text:style-name="Heading_20_4" text:outline-level="4"><text:span text:style-name="Strong_20_Emphasis">Test Closure</text:span></text:h>
      <text:list xml:id="list2403231072" text:style-name="L13">
        <text:list-item>
          <text:p text:style-name="P13"><text:span text:style-name="Strong_20_Emphasis">Entry:</text:span> Defect fixes verified.</text:p>
        </text:list-item>
        <text:list-item>
          <text:p text:style-name="P13"><text:soft-page-break/><text:span text:style-name="Strong_20_Emphasis">Exit:</text:span> Test summary report generated.</text:p>
        </text:list-item>
      </text:list>
      <text:h text:style-name="Heading_20_3" text:outline-level="3"><text:span text:style-name="Strong_20_Emphasis">11. Tools</text:span></text:h>
      <text:list xml:id="list3343439102" text:style-name="L14">
        <text:list-item>
          <text:p text:style-name="P14">JIRA (Defect Tracking)</text:p>
        </text:list-item>
        <text:list-item>
          <text:p text:style-name="P14">Postman/SOAP UI (API Testing)</text:p>
        </text:list-item>
        <text:list-item>
          <text:p text:style-name="P14">Snipping Tool (Screenshots)</text:p>
        </text:list-item>
        <text:list-item>
          <text:p text:style-name="P14">Excel/Word (Test Documentation)</text:p>
        </text:list-item>
      </text:list>
      <text:h text:style-name="Heading_20_3" text:outline-level="3"><text:span text:style-name="Strong_20_Emphasis">12. Risks and Mitigations</text:span></text:h>
      <text:list xml:id="list3562084240" text:style-name="L15">
        <text:list-item>
          <text:p text:style-name="P15"><text:span text:style-name="Strong_20_Emphasis">Risk:</text:span> API endpoint downtime.</text:p>
          <text:list>
            <text:list-item>
              <text:p text:style-name="P15"><text:span text:style-name="Strong_20_Emphasis">Mitigation:</text:span> Use mock services for testing.</text:p>
            </text:list-item>
          </text:list>
        </text:list-item>
        <text:list-item>
          <text:p text:style-name="P15"><text:span text:style-name="Strong_20_Emphasis">Risk:</text:span> Late requirement changes.</text:p>
          <text:list>
            <text:list-item>
              <text:p text:style-name="P15"><text:span text:style-name="Strong_20_Emphasis">Mitigation:</text:span> Agile approach with continuous updates.</text:p>
            </text:list-item>
          </text:list>
        </text:list-item>
        <text:list-item>
          <text:p text:style-name="P15"><text:span text:style-name="Strong_20_Emphasis">Risk:</text:span> Inconsistent test environments.</text:p>
          <text:list>
            <text:list-item>
              <text:p text:style-name="P15"><text:span text:style-name="Strong_20_Emphasis">Mitigation:</text:span> Standardize test setup.</text:p>
            </text:list-item>
          </text:list>
        </text:list-item>
      </text:list>
      <text:h text:style-name="Heading_20_3" text:outline-level="3"><text:span text:style-name="Strong_20_Emphasis">13. Approvals</text:span></text:h>
      <text:list xml:id="list3380966538" text:style-name="L16">
        <text:list-item>
          <text:p text:style-name="P16"><text:span text:style-name="Strong_20_Emphasis">Documents for Approval:</text:span></text:p>
          <text:list>
            <text:list-item>
              <text:p text:style-name="P16">Test Plan</text:p>
            </text:list-item>
            <text:list-item>
              <text:p text:style-name="P16">Test Scenarios &amp; Cases</text:p>
            </text:list-item>
            <text:list-item>
              <text:p text:style-name="P16">Test Summary Report</text:p>
            </text:list-item>
          </text:list>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01T17:54:27.298035786</meta:creation-date>
    <dc:date>2025-03-01T17:55:20.954671021</dc:date>
    <meta:editing-duration>PT54S</meta:editing-duration>
    <meta:editing-cycles>1</meta:editing-cycles>
    <meta:generator>LibreOffice/6.4.7.2$Linux_X86_64 LibreOffice_project/40$Build-2</meta:generator>
    <meta:document-statistic meta:table-count="0" meta:image-count="0" meta:object-count="0" meta:page-count="4" meta:paragraph-count="105" meta:word-count="604" meta:character-count="3919" meta:non-whitespace-character-count="3502"/>
  </office:meta>
</office:document-meta>
</file>